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1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iplet_Mining_Te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F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0108108108108108" calcext:value-type="float">
            <text:p>0.00108108108108108</text:p>
          </table:table-cell>
          <table:table-cell office:value-type="float" office:value="0.00195555555555556" calcext:value-type="float">
            <text:p>0.0019555555555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469189189189189" calcext:value-type="float">
            <text:p>0.469189189189189</text:p>
          </table:table-cell>
          <table:table-cell office:value-type="float" office:value="0.511644444444444" calcext:value-type="float">
            <text:p>0.5116444444444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841081081081081" calcext:value-type="float">
            <text:p>0.841081081081081</text:p>
          </table:table-cell>
          <table:table-cell office:value-type="float" office:value="0.866133333333333" calcext:value-type="float">
            <text:p>0.8661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94990990990991" calcext:value-type="float">
            <text:p>0.94990990990991</text:p>
          </table:table-cell>
          <table:table-cell office:value-type="float" office:value="0.960711111111111" calcext:value-type="float">
            <text:p>0.96071111111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22882882882883" calcext:value-type="float">
            <text:p>0.122882882882883</text:p>
          </table:table-cell>
          <table:table-cell office:value-type="float" office:value="0.120177777777778" calcext:value-type="float">
            <text:p>0.1201777777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94954954954955" calcext:value-type="float">
            <text:p>0.94954954954955</text:p>
          </table:table-cell>
          <table:table-cell office:value-type="float" office:value="0.965333333333333" calcext:value-type="float">
            <text:p>0.965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100540540540541" calcext:value-type="float">
            <text:p>0.100540540540541</text:p>
          </table:table-cell>
          <table:table-cell office:value-type="float" office:value="0.0851555555555555" calcext:value-type="float">
            <text:p>0.08515555555555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0.816216216216216" calcext:value-type="float">
            <text:p>0.816216216216216</text:p>
          </table:table-cell>
          <table:table-cell office:value-type="float" office:value="0.845866666666667" calcext:value-type="float">
            <text:p>0.8458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950630630630631" calcext:value-type="float">
            <text:p>0.950630630630631</text:p>
          </table:table-cell>
          <table:table-cell office:value-type="float" office:value="0.908977777777778" calcext:value-type="float">
            <text:p>0.908977777777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0.0227027027027027" calcext:value-type="float">
            <text:p>0.0227027027027027</text:p>
          </table:table-cell>
          <table:table-cell office:value-type="float" office:value="0.0154666666666667" calcext:value-type="float">
            <text:p>0.0154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816936936936937" calcext:value-type="float">
            <text:p>0.816936936936937</text:p>
          </table:table-cell>
          <table:table-cell office:value-type="float" office:value="0.751288888888889" calcext:value-type="float">
            <text:p>0.751288888888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0.986844444444444" calcext:value-type="float">
            <text:p>0.9868444444444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76972972972973" calcext:value-type="float">
            <text:p>0.76972972972973</text:p>
          </table:table-cell>
          <table:table-cell office:value-type="float" office:value="0.760533333333333" calcext:value-type="float">
            <text:p>0.76053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0.074954954954955" calcext:value-type="float">
            <text:p>0.074954954954955</text:p>
          </table:table-cell>
          <table:table-cell office:value-type="float" office:value="0.0428444444444444" calcext:value-type="float">
            <text:p>0.042844444444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</text:p>
          </table:table-cell>
          <table:table-cell office:value-type="float" office:value="0.391351351351351" calcext:value-type="float">
            <text:p>0.391351351351351</text:p>
          </table:table-cell>
          <table:table-cell office:value-type="float" office:value="0.236977777777778" calcext:value-type="float">
            <text:p>0.23697777777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.558558558558558" calcext:value-type="float">
            <text:p>0.558558558558558</text:p>
          </table:table-cell>
          <table:table-cell office:value-type="float" office:value="0.498844444444444" calcext:value-type="float">
            <text:p>0.49884444444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0.036036036036036" calcext:value-type="float">
            <text:p>0.036036036036036</text:p>
          </table:table-cell>
          <table:table-cell office:value-type="float" office:value="0.0256" calcext:value-type="float">
            <text:p>0.0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0.890810810810811" calcext:value-type="float">
            <text:p>0.890810810810811</text:p>
          </table:table-cell>
          <table:table-cell office:value-type="float" office:value="0.8896" calcext:value-type="float">
            <text:p>0.88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00432432432432432" calcext:value-type="float">
            <text:p>0.00432432432432432</text:p>
          </table:table-cell>
          <table:table-cell office:value-type="float" office:value="0.00497777777777778" calcext:value-type="float">
            <text:p>0.00497777777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0.573333333333333" calcext:value-type="float">
            <text:p>0.573333333333333</text:p>
          </table:table-cell>
          <table:table-cell office:value-type="float" office:value="0.618133333333333" calcext:value-type="float">
            <text:p>0.61813333333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" calcext:value-type="float">
            <text:p>1.2</text:p>
          </table:table-cell>
          <table:table-cell office:value-type="float" office:value="0.953873873873874" calcext:value-type="float">
            <text:p>0.953873873873874</text:p>
          </table:table-cell>
          <table:table-cell office:value-type="float" office:value="0.957511111111111" calcext:value-type="float">
            <text:p>0.957511111111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</text:p>
          </table:table-cell>
          <table:table-cell office:value-type="float" office:value="0.997837837837838" calcext:value-type="float">
            <text:p>0.997837837837838</text:p>
          </table:table-cell>
          <table:table-cell office:value-type="float" office:value="0.999111111111111" calcext:value-type="float">
            <text:p>0.99911111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" calcext:value-type="float">
            <text:p>0.2</text:p>
          </table:table-cell>
          <table:table-cell office:value-type="float" office:value="0.261261261261261" calcext:value-type="float">
            <text:p>0.261261261261261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994133333333333" calcext:value-type="float">
            <text:p>0.9941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00648648648648649" calcext:value-type="float">
            <text:p>0.00648648648648649</text:p>
          </table:table-cell>
          <table:table-cell office:value-type="float" office:value="0.00711111111111111" calcext:value-type="float">
            <text:p>0.00711111111111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0.701261261261261" calcext:value-type="float">
            <text:p>0.701261261261261</text:p>
          </table:table-cell>
          <table:table-cell office:value-type="float" office:value="0.631822222222222" calcext:value-type="float">
            <text:p>0.63182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  <table:table-cell office:value-type="float" office:value="0.98954954954955" calcext:value-type="float">
            <text:p>0.98954954954955</text:p>
          </table:table-cell>
          <table:table-cell office:value-type="float" office:value="0.947022222222222" calcext:value-type="float">
            <text:p>0.9470222222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999822222222222" calcext:value-type="float">
            <text:p>0.999822222222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" calcext:value-type="float">
            <text:p>0.2</text:p>
          </table:table-cell>
          <table:table-cell office:value-type="float" office:value="0.00828828828828829" calcext:value-type="float">
            <text:p>0.00828828828828829</text:p>
          </table:table-cell>
          <table:table-cell office:value-type="float" office:value="0.00497777777777778" calcext:value-type="float">
            <text:p>0.004977777777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474594594594595" calcext:value-type="float">
            <text:p>0.474594594594595</text:p>
          </table:table-cell>
          <table:table-cell office:value-type="float" office:value="0.4592" calcext:value-type="float">
            <text:p>0.45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" calcext:value-type="float">
            <text:p>1.2</text:p>
          </table:table-cell>
          <table:table-cell office:value-type="float" office:value="0.754954954954955" calcext:value-type="float">
            <text:p>0.754954954954955</text:p>
          </table:table-cell>
          <table:table-cell office:value-type="float" office:value="0.745244444444444" calcext:value-type="float">
            <text:p>0.7452444444444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7" calcext:value-type="float">
            <text:p>1.7</text:p>
          </table:table-cell>
          <table:table-cell office:value-type="float" office:value="0.913873873873874" calcext:value-type="float">
            <text:p>0.913873873873874</text:p>
          </table:table-cell>
          <table:table-cell office:value-type="float" office:value="0.904888888888889" calcext:value-type="float">
            <text:p>0.904888888888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office:value-type="float" office:value="0.00252252252252252" calcext:value-type="float">
            <text:p>0.00252252252252252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0.328288288288288" calcext:value-type="float">
            <text:p>0.328288288288288</text:p>
          </table:table-cell>
          <table:table-cell office:value-type="float" office:value="0.323911111111111" calcext:value-type="float">
            <text:p>0.323911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" calcext:value-type="float">
            <text:p>1.2</text:p>
          </table:table-cell>
          <table:table-cell office:value-type="float" office:value="0.601441441441441" calcext:value-type="float">
            <text:p>0.601441441441441</text:p>
          </table:table-cell>
          <table:table-cell office:value-type="float" office:value="0.5008" calcext:value-type="float">
            <text:p>0.5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7" calcext:value-type="float">
            <text:p>1.7</text:p>
          </table:table-cell>
          <table:table-cell office:value-type="float" office:value="0.812972972972973" calcext:value-type="float">
            <text:p>0.812972972972973</text:p>
          </table:table-cell>
          <table:table-cell office:value-type="float" office:value="0.753955555555556" calcext:value-type="float">
            <text:p>0.75395555555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" calcext:value-type="float">
            <text:p>0.2</text:p>
          </table:table-cell>
          <table:table-cell office:value-type="float" office:value="0.0335135135135135" calcext:value-type="float">
            <text:p>0.0335135135135135</text:p>
          </table:table-cell>
          <table:table-cell office:value-type="float" office:value="0.0238222222222222" calcext:value-type="float">
            <text:p>0.023822222222222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817297297297297" calcext:value-type="float">
            <text:p>0.817297297297297</text:p>
          </table:table-cell>
          <table:table-cell office:value-type="float" office:value="0.689066666666667" calcext:value-type="float">
            <text:p>0.6890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.2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926755555555556" calcext:value-type="float">
            <text:p>0.92675555555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999466666666667" calcext:value-type="float">
            <text:p>0.99946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136936936936937" calcext:value-type="float">
            <text:p>0.136936936936937</text:p>
          </table:table-cell>
          <table:table-cell office:value-type="float" office:value="0.129955555555556" calcext:value-type="float">
            <text:p>0.12995555555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office:value-type="float" office:value="0.994954954954955" calcext:value-type="float">
            <text:p>0.994954954954955</text:p>
          </table:table-cell>
          <table:table-cell office:value-type="float" office:value="0.9728" calcext:value-type="float">
            <text:p>0.9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00900900900900901" calcext:value-type="float">
            <text:p>0.00900900900900901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303063063063063" calcext:value-type="float">
            <text:p>0.303063063063063</text:p>
          </table:table-cell>
          <table:table-cell office:value-type="float" office:value="0.426488888888889" calcext:value-type="float">
            <text:p>0.426488888888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  <table:table-cell office:value-type="float" office:value="0.563963963963964" calcext:value-type="float">
            <text:p>0.563963963963964</text:p>
          </table:table-cell>
          <table:table-cell office:value-type="float" office:value="0.630044444444444" calcext:value-type="float">
            <text:p>0.6300444444444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" calcext:value-type="float">
            <text:p>1.7</text:p>
          </table:table-cell>
          <table:table-cell office:value-type="float" office:value="0.819459459459459" calcext:value-type="float">
            <text:p>0.819459459459459</text:p>
          </table:table-cell>
          <table:table-cell office:value-type="float" office:value="0.811911111111111" calcext:value-type="float">
            <text:p>0.81191111111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0.235315315315315" calcext:value-type="float">
            <text:p>0.235315315315315</text:p>
          </table:table-cell>
          <table:table-cell office:value-type="float" office:value="0.221688888888889" calcext:value-type="float">
            <text:p>0.2216888888888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0.988468468468468" calcext:value-type="float">
            <text:p>0.988468468468468</text:p>
          </table:table-cell>
          <table:table-cell office:value-type="float" office:value="0.935111111111111" calcext:value-type="float">
            <text:p>0.93511111111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0.00144144144144144" calcext:value-type="float">
            <text:p>0.00144144144144144</text:p>
          </table:table-cell>
          <table:table-cell office:value-type="float" office:value="0.00142222222222222" calcext:value-type="float">
            <text:p>0.001422222222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372612612612613" calcext:value-type="float">
            <text:p>0.372612612612613</text:p>
          </table:table-cell>
          <table:table-cell office:value-type="float" office:value="0.227733333333333" calcext:value-type="float">
            <text:p>0.227733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2" calcext:value-type="float">
            <text:p>1.2</text:p>
          </table:table-cell>
          <table:table-cell office:value-type="float" office:value="0.756756756756757" calcext:value-type="float">
            <text:p>0.756756756756757</text:p>
          </table:table-cell>
          <table:table-cell office:value-type="float" office:value="0.535644444444444" calcext:value-type="float">
            <text:p>0.535644444444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.7</text:p>
          </table:table-cell>
          <table:table-cell office:value-type="float" office:value="0.936936936936937" calcext:value-type="float">
            <text:p>0.936936936936937</text:p>
          </table:table-cell>
          <table:table-cell office:value-type="float" office:value="0.845866666666667" calcext:value-type="float">
            <text:p>0.8458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office:value-type="float" office:value="0.00864864864864865" calcext:value-type="float">
            <text:p>0.00864864864864865</text:p>
          </table:table-cell>
          <table:table-cell office:value-type="float" office:value="0.00888888888888889" calcext:value-type="float">
            <text:p>0.008888888888888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" calcext:value-type="float">
            <text:p>0.7</text:p>
          </table:table-cell>
          <table:table-cell office:value-type="float" office:value="0.341261261261261" calcext:value-type="float">
            <text:p>0.341261261261261</text:p>
          </table:table-cell>
          <table:table-cell office:value-type="float" office:value="0.343288888888889" calcext:value-type="float">
            <text:p>0.3432888888888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658018018018018" calcext:value-type="float">
            <text:p>0.658018018018018</text:p>
          </table:table-cell>
          <table:table-cell office:value-type="float" office:value="0.626666666666667" calcext:value-type="float">
            <text:p>0.626666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7" calcext:value-type="float">
            <text:p>1.7</text:p>
          </table:table-cell>
          <table:table-cell office:value-type="float" office:value="0.822342342342342" calcext:value-type="float">
            <text:p>0.822342342342342</text:p>
          </table:table-cell>
          <table:table-cell office:value-type="float" office:value="0.786666666666667" calcext:value-type="float">
            <text:p>0.7866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0.00468468468468469" calcext:value-type="float">
            <text:p>0.00468468468468469</text:p>
          </table:table-cell>
          <table:table-cell office:value-type="float" office:value="0.00213333333333333" calcext:value-type="float">
            <text:p>0.00213333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" calcext:value-type="float">
            <text:p>0.7</text:p>
          </table:table-cell>
          <table:table-cell office:value-type="float" office:value="0.276396396396396" calcext:value-type="float">
            <text:p>0.276396396396396</text:p>
          </table:table-cell>
          <table:table-cell office:value-type="float" office:value="0.274488888888889" calcext:value-type="float">
            <text:p>0.2744888888888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0.589189189189189" calcext:value-type="float">
            <text:p>0.589189189189189</text:p>
          </table:table-cell>
          <table:table-cell office:value-type="float" office:value="0.530666666666667" calcext:value-type="float">
            <text:p>0.5306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.7</text:p>
          </table:table-cell>
          <table:table-cell office:value-type="float" office:value="0.811531531531532" calcext:value-type="float">
            <text:p>0.811531531531532</text:p>
          </table:table-cell>
          <table:table-cell office:value-type="float" office:value="0.719288888888889" calcext:value-type="float">
            <text:p>0.719288888888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0154954954954955" calcext:value-type="float">
            <text:p>0.0154954954954955</text:p>
          </table:table-cell>
          <table:table-cell office:value-type="float" office:value="0.0202666666666667" calcext:value-type="float">
            <text:p>0.0202666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0.597477477477477" calcext:value-type="float">
            <text:p>0.597477477477477</text:p>
          </table:table-cell>
          <table:table-cell office:value-type="float" office:value="0.482488888888889" calcext:value-type="float">
            <text:p>0.482488888888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0.93009009009009" calcext:value-type="float">
            <text:p>0.93009009009009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.7</text:p>
          </table:table-cell>
          <table:table-cell office:value-type="float" office:value="0.983783783783784" calcext:value-type="float">
            <text:p>0.983783783783784</text:p>
          </table:table-cell>
          <table:table-cell office:value-type="float" office:value="0.969066666666667" calcext:value-type="float">
            <text:p>0.9690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office:value-type="float" office:value="0.0172972972972973" calcext:value-type="float">
            <text:p>0.0172972972972973</text:p>
          </table:table-cell>
          <table:table-cell office:value-type="float" office:value="0.0186666666666667" calcext:value-type="float">
            <text:p>0.0186666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7" calcext:value-type="float">
            <text:p>0.7</text:p>
          </table:table-cell>
          <table:table-cell office:value-type="float" office:value="0.624864864864865" calcext:value-type="float">
            <text:p>0.624864864864865</text:p>
          </table:table-cell>
          <table:table-cell office:value-type="float" office:value="0.521244444444444" calcext:value-type="float">
            <text:p>0.521244444444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0.972252252252252" calcext:value-type="float">
            <text:p>0.972252252252252</text:p>
          </table:table-cell>
          <table:table-cell office:value-type="float" office:value="0.941688888888889" calcext:value-type="float">
            <text:p>0.9416888888888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0.991644444444444" calcext:value-type="float">
            <text:p>0.9916444444444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" calcext:value-type="float">
            <text:p>0.2</text:p>
          </table:table-cell>
          <table:table-cell office:value-type="float" office:value="0.00468468468468469" calcext:value-type="float">
            <text:p>0.00468468468468469</text:p>
          </table:table-cell>
          <table:table-cell office:value-type="float" office:value="0.00106666666666667" calcext:value-type="float">
            <text:p>0.001066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.7</text:p>
          </table:table-cell>
          <table:table-cell office:value-type="float" office:value="0.314594594594595" calcext:value-type="float">
            <text:p>0.314594594594595</text:p>
          </table:table-cell>
          <table:table-cell office:value-type="float" office:value="0.269688888888889" calcext:value-type="float">
            <text:p>0.2696888888888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" calcext:value-type="float">
            <text:p>1.2</text:p>
          </table:table-cell>
          <table:table-cell office:value-type="float" office:value="0.696576576576577" calcext:value-type="float">
            <text:p>0.696576576576577</text:p>
          </table:table-cell>
          <table:table-cell office:value-type="float" office:value="0.6112" calcext:value-type="float">
            <text:p>0.6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7" calcext:value-type="float">
            <text:p>1.7</text:p>
          </table:table-cell>
          <table:table-cell office:value-type="float" office:value="0.936576576576577" calcext:value-type="float">
            <text:p>0.936576576576577</text:p>
          </table:table-cell>
          <table:table-cell office:value-type="float" office:value="0.815822222222222" calcext:value-type="float">
            <text:p>0.8158222222222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" calcext:value-type="float">
            <text:p>0.2</text:p>
          </table:table-cell>
          <table:table-cell office:value-type="float" office:value="0.0036036036036036" calcext:value-type="float">
            <text:p>0.0036036036036036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" calcext:value-type="float">
            <text:p>0.7</text:p>
          </table:table-cell>
          <table:table-cell office:value-type="float" office:value="0.24972972972973" calcext:value-type="float">
            <text:p>0.24972972972973</text:p>
          </table:table-cell>
          <table:table-cell office:value-type="float" office:value="0.211022222222222" calcext:value-type="float">
            <text:p>0.2110222222222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2" calcext:value-type="float">
            <text:p>1.2</text:p>
          </table:table-cell>
          <table:table-cell office:value-type="float" office:value="0.656936936936937" calcext:value-type="float">
            <text:p>0.656936936936937</text:p>
          </table:table-cell>
          <table:table-cell office:value-type="float" office:value="0.511466666666667" calcext:value-type="float">
            <text:p>0.5114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7" calcext:value-type="float">
            <text:p>1.7</text:p>
          </table:table-cell>
          <table:table-cell office:value-type="float" office:value="0.851891891891892" calcext:value-type="float">
            <text:p>0.851891891891892</text:p>
          </table:table-cell>
          <table:table-cell office:value-type="float" office:value="0.705422222222222" calcext:value-type="float">
            <text:p>0.705422222222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.2</text:p>
          </table:table-cell>
          <table:table-cell office:value-type="float" office:value="0.0111711711711712" calcext:value-type="float">
            <text:p>0.0111711711711712</text:p>
          </table:table-cell>
          <table:table-cell office:value-type="float" office:value="0.00568888888888889" calcext:value-type="float">
            <text:p>0.005688888888888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float" office:value="0.528648648648649" calcext:value-type="float">
            <text:p>0.528648648648649</text:p>
          </table:table-cell>
          <table:table-cell office:value-type="float" office:value="0.253866666666667" calcext:value-type="float">
            <text:p>0.253866666666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" calcext:value-type="float">
            <text:p>1.2</text:p>
          </table:table-cell>
          <table:table-cell office:value-type="float" office:value="0.846486486486486" calcext:value-type="float">
            <text:p>0.846486486486486</text:p>
          </table:table-cell>
          <table:table-cell office:value-type="float" office:value="0.579377777777778" calcext:value-type="float">
            <text:p>0.579377777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7" calcext:value-type="float">
            <text:p>1.7</text:p>
          </table:table-cell>
          <table:table-cell office:value-type="float" office:value="0.954954954954955" calcext:value-type="float">
            <text:p>0.954954954954955</text:p>
          </table:table-cell>
          <table:table-cell office:value-type="float" office:value="0.791822222222222" calcext:value-type="float">
            <text:p>0.79182222222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4T19:55:18.653907040</dc:date>
    <meta:editing-duration>PT4M46S</meta:editing-duration>
    <meta:editing-cycles>1</meta:editing-cycles>
    <meta:document-statistic meta:table-count="1" meta:cell-count="404" meta:object-count="0"/>
    <meta:generator>LibreOffice/7.3.7.2$Linux_X86_64 LibreOffice_project/30$Build-2</meta:generator>
  </office:meta>
</office:document-meta>
</file>